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9mm" svg:height="89.99mm" svg:x="29.37mm" svg:y="63.42mm">
            <loext:p draw:notify-on-update-of-ranges="List1.C11:List1.H11 List1.B12:List1.B12 List1.C12:List1.H12 List1.B13:List1.B13 List1.C13:List1.H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Starý systém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5" office:value-type="float" office:value="0.75" calcext:value-type="float">
            <text:p>0,75</text:p>
          </table:table-cell>
        </table:table-row>
        <table:table-row table:style-name="ro1">
          <table:table-cell/>
          <table:table-cell office:value-type="string" calcext:value-type="string">
            <text:p>Nový systém</text:p>
          </table:table-cell>
          <table:table-cell office:value-type="float" office:value="0.75" calcext:value-type="float">
            <text:p>0,75</text:p>
          </table:table-cell>
          <table:table-cell table:formula="of:=2*[.C13]" office:value-type="float" office:value="1.5" calcext:value-type="float">
            <text:p>1,5</text:p>
          </table:table-cell>
          <table:table-cell table:formula="of:=2*[.D13]" office:value-type="float" office:value="3" calcext:value-type="float">
            <text:p>3</text:p>
          </table:table-cell>
          <table:table-cell table:formula="of:=2*[.E13]" office:value-type="float" office:value="6" calcext:value-type="float">
            <text:p>6</text:p>
          </table:table-cell>
          <table:table-cell table:formula="of:=2*[.F13]" office:value-type="float" office:value="12" calcext:value-type="float">
            <text:p>12</text:p>
          </table:table-cell>
          <table:table-cell table:formula="of:=2*[.G13]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.00.0000</text:date>, <text:time style:data-style-name="N2" text:time-value="09:16:50.60338979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9:16:55.086495610</meta:creation-date>
    <meta:editing-duration>PT8H10M41S</meta:editing-duration>
    <meta:editing-cycles>2</meta:editing-cycles>
    <meta:generator>LibreOffice/5.1.6.2$Linux_X86_64 LibreOffice_project/10m0$Build-2</meta:generator>
    <dc:date>2018-05-04T17:37:45.307019488</dc:date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3.952cm" style:legend-expansion="high" chart:style-name="ch2"/>
        <chart:plot-area chart:style-name="ch3" table:cell-range-address="List1.B11:List1.H13" chart:data-source-has-labels="both" svg:x="1.331cm" svg:y="0.18cm" svg:width="10.941cm" svg:height="7.659cm">
          <chartooo:coordinate-region svg:x="1.952cm" svg:y="0.379cm" svg:width="10.133cm" svg:height="6.813cm"/>
          <chart:axis chart:dimension="x" chart:name="primary-x" chart:style-name="ch4" chartooo:axis-type="auto">
            <chartooo:date-scale/>
            <chart:title svg:x="5.791cm" svg:y="8.019cm" chart:style-name="ch5">
              <text:p>Počet domén</text:p>
            </chart:title>
            <chart:categories table:cell-range-address="List1.C11:List1.H11"/>
            <chart:grid chart:style-name="ch6" chart:class="major"/>
          </chart:axis>
          <chart:axis chart:dimension="y" chart:name="primary-y" chart:style-name="ch4">
            <chart:title svg:x="0.451cm" svg:y="6.236cm" chart:style-name="ch7">
              <text:p>Staženo stránek za 1 sekundu</text:p>
            </chart:title>
            <chart:grid chart:style-name="ch6" chart:class="major"/>
          </chart:axis>
          <chart:series chart:style-name="ch8" chart:values-cell-range-address="List1.C12:List1.H12" chart:label-cell-address="List1.B12:List1.B12" chart:class="chart:line">
            <chart:data-point chart:repeated="6"/>
          </chart:series>
          <chart:series chart:style-name="ch9" chart:values-cell-range-address="List1.C13:List1.H13" chart:label-cell-address="List1.B13:List1.B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C11:List1.H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Starý systém</text:p>
                <draw:g>
                  <svg:desc>List1.B12:List1.B12</svg:desc>
                </draw:g>
              </table:table-cell>
              <table:table-cell office:value-type="float" office:value="0.75">
                <text:p>0.75</text:p>
                <draw:g>
                  <svg:desc>List1.C12:List1.H1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Nový systém</text:p>
                <draw:g>
                  <svg:desc>List1.B13:List1.B13</svg:desc>
                </draw:g>
              </table:table-cell>
              <table:table-cell office:value-type="float" office:value="0.75">
                <text:p>0.75</text:p>
                <draw:g>
                  <svg:desc>List1.C13:List1.H13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